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9" style:parent-style-name="CommentText" style:family="paragraph">
      <style:paragraph-properties fo:text-align="start" fo:text-indent="0in"/>
    </style:style>
    <style:style style:name="P10" style:parent-style-name="CommentText" style:family="paragraph">
      <style:paragraph-properties fo:text-align="start" fo:text-indent="0in"/>
    </style:style>
    <style:style style:name="T11" style:parent-style-name="Hyperlink" style:family="text">
      <style:text-properties fo:font-weight="bold" style:font-weight-asian="bold" style:font-weight-complex="bold" fo:language="da" fo:country="DK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9" style:parent-style-name="CommentText" style:family="paragraph">
      <style:paragraph-properties fo:text-align="start" fo:text-indent="0in"/>
    </style:style>
    <style:style style:name="P20" style:parent-style-name="CommentText" style:family="paragraph">
      <style:paragraph-properties fo:text-align="start" fo:text-indent="0in"/>
    </style:style>
    <style:style style:name="P21" style:parent-style-name="CommentText" style:family="paragraph">
      <style:paragraph-properties fo:text-align="start" fo:text-indent="0in"/>
    </style:style>
    <style:style style:name="P22" style:parent-style-name="CommentText" style:family="paragraph">
      <style:paragraph-properties fo:text-align="start" fo:text-indent="0in"/>
    </style:style>
    <style:style style:name="P23" style:parent-style-name="CommentText" style:family="paragraph">
      <style:paragraph-properties fo:text-align="start" fo:text-indent="0in"/>
    </style:style>
    <style:style style:name="T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" style:parent-style-name="Standard" style:family="paragraph">
      <style:paragraph-properties fo:text-align="start" fo:text-indent="0in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0" style:parent-style-name="CommentText" style:family="paragraph">
      <style:paragraph-properties fo:text-align="start" fo:text-indent="0in"/>
    </style:style>
    <style:style style:name="P31" style:parent-style-name="CommentText" style:family="paragraph">
      <style:paragraph-properties fo:text-align="start" fo:text-indent="0in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T4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P56" style:parent-style-name="CommentText" style:family="paragraph">
      <style:paragraph-properties fo:text-align="start" fo:text-indent="0in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T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0" style:parent-style-name="Standard" style:family="paragraph">
      <style:paragraph-properties fo:text-align="start" fo:text-indent="0in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CommentText" style:family="paragraph">
      <style:paragraph-properties fo:text-align="start" fo:text-indent="0in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P70" style:parent-style-name="CommentText" style:family="paragraph">
      <style:paragraph-properties fo:text-align="start" fo:text-indent="0in"/>
    </style:style>
    <style:style style:name="P71" style:parent-style-name="CommentText" style:family="paragraph">
      <style:paragraph-properties fo:text-align="start" fo:text-indent="0in"/>
    </style:style>
    <style:style style:name="P72" style:parent-style-name="CommentText" style:family="paragraph">
      <style:paragraph-properties fo:text-align="start" fo:text-indent="0in"/>
    </style:style>
    <style:style style:name="P73" style:parent-style-name="CommentText" style:family="paragraph">
      <style:paragraph-properties fo:text-align="start" fo:text-indent="0in"/>
    </style:style>
    <style:style style:name="P74" style:parent-style-name="CommentText" style:family="paragraph">
      <style:paragraph-properties fo:text-align="start" fo:text-indent="0in"/>
    </style:style>
    <style:style style:name="P75" style:parent-style-name="CommentText" style:family="paragraph">
      <style:paragraph-properties fo:text-align="start" fo:text-indent="0in"/>
    </style:style>
    <style:style style:name="P76" style:parent-style-name="CommentText" style:family="paragraph">
      <style:paragraph-properties fo:text-align="start" fo:text-indent="0in"/>
    </style:style>
    <style:style style:name="P77" style:parent-style-name="CommentText" style:family="paragraph">
      <style:paragraph-properties fo:text-align="start" fo:text-indent="0in"/>
    </style:style>
    <style:style style:name="P78" style:parent-style-name="CommentText" style:family="paragraph">
      <style:paragraph-properties fo:text-align="start" fo:text-indent="0in"/>
    </style:style>
    <style:style style:name="P79" style:parent-style-name="CommentText" style:family="paragraph">
      <style:paragraph-properties fo:text-align="start" fo:text-indent="0in"/>
    </style:style>
    <style:style style:name="P80" style:parent-style-name="CommentText" style:family="paragraph">
      <style:paragraph-properties fo:text-align="start" fo:text-indent="0in"/>
    </style:style>
    <style:style style:name="P81" style:parent-style-name="CommentText" style:family="paragraph">
      <style:paragraph-properties fo:text-align="start" fo:text-indent="0in"/>
    </style:style>
    <style:style style:name="P82" style:parent-style-name="CommentText" style:family="paragraph">
      <style:paragraph-properties fo:text-align="start" fo:text-indent="0in"/>
    </style:style>
    <style:style style:name="P83" style:parent-style-name="CommentText" style:family="paragraph">
      <style:paragraph-properties fo:text-align="start" fo:text-indent="0in"/>
    </style:style>
    <style:style style:name="P84" style:parent-style-name="CommentText" style:family="paragraph">
      <style:paragraph-properties fo:text-align="start" fo:text-indent="0in"/>
    </style:style>
    <style:style style:name="P85" style:parent-style-name="CommentText" style:family="paragraph">
      <style:paragraph-properties fo:text-align="start" fo:text-indent="0in"/>
    </style:style>
    <style:style style:name="P86" style:parent-style-name="CommentText" style:family="paragraph">
      <style:paragraph-properties fo:text-align="start" fo:text-indent="0in"/>
    </style:style>
    <style:style style:name="P87" style:parent-style-name="CommentText" style:family="paragraph">
      <style:paragraph-properties fo:text-align="start" fo:text-indent="0in"/>
    </style:style>
    <style:style style:name="P88" style:parent-style-name="CommentText" style:family="paragraph">
      <style:paragraph-properties fo:text-align="start" fo:text-indent="0in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1" style:parent-style-name="CommentText" style:family="paragraph">
      <style:paragraph-properties fo:text-align="start" fo:text-indent="0in"/>
    </style:style>
    <style:style style:name="P92" style:parent-style-name="CommentText" style:family="paragraph">
      <style:paragraph-properties fo:text-align="start" fo:text-indent="0in"/>
    </style:style>
    <style:style style:name="T93" style:parent-style-name="Hyperlink" style:family="text">
      <style:text-properties fo:font-weight="bold" style:font-weight-asian="bold" style:font-weight-complex="bold" fo:language="da" fo:country="DK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5" style:parent-style-name="Standard" style:family="paragraph">
      <style:paragraph-properties fo:text-align="start" fo:text-indent="0.4916in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8" style:parent-style-name="CommentText" style:family="paragraph">
      <style:paragraph-properties fo:text-align="start" fo:text-indent="0in"/>
    </style:style>
    <style:style style:name="T9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2" style:parent-style-name="Standard" style:family="paragraph">
      <style:paragraph-properties fo:text-align="start" fo:text-indent="0.4916in"/>
    </style:style>
    <style:style style:name="T10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6" style:parent-style-name="Standard" style:family="paragraph">
      <style:paragraph-properties fo:text-align="start" fo:text-indent="0in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0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112" style:parent-style-name="Standard" style:family="paragraph">
      <style:paragraph-properties fo:text-align="start" fo:text-indent="0.4916in"/>
    </style:style>
    <style:style style:name="T1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23" style:parent-style-name="Standard" style:family="paragraph">
      <style:paragraph-properties fo:text-align="start" fo:text-indent="0in"/>
    </style:style>
    <style:style style:name="T124" style:parent-style-name="DefaultParagraphFont" style:family="text">
      <style:text-properties fo:font-weight="bold" style:font-weight-asian="bold" style:font-weight-complex="bold" fo:language="en" fo:country="US"/>
    </style:style>
    <style:style style:name="T1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2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2" style:parent-style-name="Standard" style:family="paragraph">
      <style:paragraph-properties fo:text-align="start" fo:text-indent="0in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4" style:parent-style-name="Standard" style:family="paragraph">
      <style:paragraph-properties fo:text-align="start" fo:text-indent="0in"/>
    </style:style>
    <style:style style:name="T135" style:parent-style-name="DefaultParagraphFont" style:family="text">
      <style:text-properties fo:font-weight="bold" style:font-weight-asian="bold" style:font-weight-complex="bold" fo:language="en" fo:country="US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Standard" style:family="paragraph">
      <style:paragraph-properties fo:text-align="start" fo:text-indent="0in"/>
    </style:style>
    <style:style style:name="T141" style:parent-style-name="DefaultParagraphFont" style:family="text">
      <style:text-properties fo:font-weight="bold" style:font-weight-asian="bold" style:font-weight-complex="bold" fo:language="en" fo:country="US"/>
    </style:style>
    <style:style style:name="T14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4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P150" style:parent-style-name="CommentText" style:family="paragraph">
      <style:paragraph-properties fo:text-align="start" fo:text-indent="0in"/>
    </style:style>
    <style:style style:name="P151" style:parent-style-name="CommentText" style:family="paragraph">
      <style:paragraph-properties fo:text-align="start" fo:text-indent="0in"/>
    </style:style>
    <style:style style:name="P152" style:parent-style-name="CommentText" style:family="paragraph">
      <style:paragraph-properties fo:text-align="start" fo:text-indent="0in"/>
    </style:style>
    <style:style style:name="P153" style:parent-style-name="CommentText" style:family="paragraph">
      <style:paragraph-properties fo:text-align="start" fo:text-indent="0in"/>
    </style:style>
    <style:style style:name="P154" style:parent-style-name="CommentText" style:family="paragraph">
      <style:paragraph-properties fo:text-align="start" fo:text-indent="0in"/>
    </style:style>
    <style:style style:name="P155" style:parent-style-name="CommentText" style:family="paragraph">
      <style:paragraph-properties fo:text-align="start" fo:text-indent="0in"/>
    </style:style>
    <style:style style:name="T1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Alpha</text:p>
      <text:p text:style-name="P2"><text:span text:style-name="T3">As expected</text:span><text:span text:style-name="T4"><office:annotation office:name="0" xml:id="1367726951"><dc:creator>Janka Hauffe</dc:creator><dc:date>2025-02-13T07:47:00</dc:date><meta:creator-initials>JH</meta:creator-initials><text:p text:style-name="P5">Recordet in evening hours</text:p></office:annotation>, the occipital<text:s/></text:span><text:span text:style-name="CommentReference"><office:annotation-end office:name="0"/></text:span><text:span text:style-name="T6">alpha</text:span><text:span text:style-name="T7"><text:s/>power was reduced in the AD and MCI groups compared to the HC group (</text:span><text:span text:style-name="T8"><office:annotation office:name="1" xml:id="1880394019"><dc:creator>Janka Hauffe</dc:creator><dc:date>2025-02-13T07:40:00</dc:date><meta:creator-initials>JH</meta:creator-initials><text:p text:style-name="P9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732404047"><dc:creator>Janka Hauffe</dc:creator><dc:date>2025-02-13T07:40:00</dc:date><meta:creator-initials>JH</meta:creator-initials><text:p text:style-name="P10"><text:a xlink:href="https://doi.org/10.1016/j.isci.2021.102386" office:target-frame-name="_top" xlink:show="replace"><text:span text:style-name="T11">https://doi.org/10.1016/j.isci.2021.102386</text:span></text:a></text:p></office:annotation>D’Atri et al., 2021)</text:span><text:span text:style-name="T12">.<text:s/></text:span><text:span text:style-name="CommentReference"><office:annotation-end office:name="1"/></text:span><text:span text:style-name="CommentReference"><office:annotation-end office:name="2"/></text:span><text:span text:style-name="T13"><text:s/></text:span></text:p>
      <text:p text:style-name="P14"><text:span text:style-name="T15">Slowing of<text:s/></text:span><text:span text:style-name="T16">alpha</text:span><text:span text:style-name="T17"><text:s/>power may be an early sensitive indicator of the brain transitioning from normal physiological function to aging or its pathological state [</text:span><text:span text:style-name="T18"><office:annotation office:name="3" xml:id="2106135270"><dc:creator>Janka Hauffe</dc:creator><dc:date>2025-01-30T13:55:00</dc:date><meta:creator-initials>JH</meta:creator-initials><text:p text:style-name="P19">10. Babiloni C, Ferri R, Noce G et al. Abnormalities of Cortical Sources of Resting</text:p><text:p text:style-name="P20">State Alpha Electroencephalographic Rhythms are Related to Education</text:p><text:p text:style-name="P21">Attainment in Cognitively Unimpaired Seniors and Patients with Alzheimer’s</text:p><text:p text:style-name="P22">Disease and Amnesic Mild Cognitive Impairment [J]. Cerebral cortex (New</text:p><text:p text:style-name="P23">York, NY: 1991), 2021;31(4):2220-37</text:p></office:annotation>10</text:span><text:span text:style-name="CommentReference"><office:annotation-end office:name="3"/></text:span><text:span text:style-name="T24">] (Liu et al., 2024).</text:span></text:p>
      <text:p text:style-name="P25"><text:span text:style-name="T26">Lower power and synchronization of<text:s/></text:span><text:span text:style-name="T27">alpha</text:span><text:span text:style-name="T28"><text:s/>oscillations have consistently been associated with neurodegenerative dementias, especially AD (Jeong, 2004</text:span><text:span text:style-name="T29"><office:annotation office:name="4" xml:id="574484632"><dc:creator>Janka Hauffe</dc:creator><dc:date>2025-02-13T11:48:00</dc:date><meta:creator-initials>JH</meta:creator-initials><text:p text:style-name="P30">@article{lejko2020alpha, title={Alpha power and functional connectivity in cognitive decline: a systematic review and meta-analysis}, author={Lejko, Nena and Larabi, Daouia I and Herrmann, Christoph S and Aleman, Andre and {\'C}ur{\v{c}}i{\'c}-Blake, Branislava}, journal={Journal of Alzheimer's disease}, volume={78}, number={3}, pages={1047--1088}, year={2020}, publisher={IOS Press} }<text:s/></text:p></office:annotation><office:annotation office:name="5" xml:id="621110106"><dc:creator>Janka Hauffe</dc:creator><dc:date>2025-02-13T11:49:00</dc:date><meta:creator-initials>JH</meta:creator-initials><text:p text:style-name="P31"><text:span text:style-name="T32">https://doi.org/10.3233/JAD-200962</text:span></text:p></office:annotation>; Lejko</text:span><text:span text:style-name="CommentReference"><office:annotation-end office:name="4"/></text:span><text:span text:style-name="CommentReference"><office:annotation-end office:name="5"/></text:span><text:span text:style-name="T33">, Larabi, Herrmann &amp; Aleman, 2020</text:span><text:span text:style-name="T34">)</text:span><text:span text:style-name="T35"><text:s/></text:span><text:span text:style-name="T36"><office:annotation office:name="6" xml:id="1623912610"><dc:creator>Janka Hauffe</dc:creator><dc:date>2025-01-30T14:06:00</dc:date><meta:creator-initials>JH</meta:creator-initials><text:p text:style-name="P37">29] Jeong J (2004) EEG dynamics in patients with Alzheimer’s</text:p><text:p text:style-name="P38">disease. Clin Neurophysiol 115, 1490-1505</text:p><text:p text:style-name="P39">37] Adler G, Brassen S, Jajcevic A (2003) EEG coherence in</text:p><text:p text:style-name="P40">Alzheimer’s dementia. J Neural Transm 110, 1051-1058.</text:p><text:p text:style-name="P41">[38] Locatelli T, Cursi M, Liberati D, Franceschi M, Comi G</text:p><text:p text:style-name="P42">(1998) EEG coherence in Alzheimer’s disease. Electroen-</text:p><text:p text:style-name="P43">cephalogr Clin Neurophysiol 106, 229-237.</text:p><text:p text:style-name="P44">[39] Uhlhaas PJ, Singer W (2006) Neural synchrony in brain</text:p><text:p text:style-name="P45">disorders: Relevance for cognitive dysfunctions and patho-</text:p><text:p text:style-name="P46">physiology. Neuron 52, 155-168</text:p></office:annotation>[29, 37–39</text:span><text:span text:style-name="CommentReference"><office:annotation-end office:name="6"/></text:span><text:span text:style-name="T47">]. These decreases were found to correlate with lower cognitive scores [</text:span><text:span text:style-name="T48"><office:annotation office:name="7" xml:id="1977844824"><dc:creator>Janka Hauffe</dc:creator><dc:date>2025-01-30T14:06:00</dc:date><meta:creator-initials>JH</meta:creator-initials><text:p text:style-name="P49">40] Babiloni C, Binetti G, Cassetta E, Dal Forno G, Del Percio</text:p><text:p text:style-name="P50">C, Ferreri F, Ferri R, Frisoni G, Hirata K, Lanuzza B,</text:p><text:p text:style-name="P51">Miniussi C (2006) Sources of cortical rhythms change as</text:p><text:p text:style-name="P52">a function of cognitive impairment in pathological aging:</text:p><text:p text:style-name="P53">A multicenter study. Clin Neurophysiol 117, 252-268.</text:p><text:p text:style-name="P54">[41] Stam CJ, Jones BF, Manshanden I, van Cappellen-van</text:p><text:p text:style-name="P55">Walsum AM, Montez T, Verbunt JP, de Munck JC, van Dijk BW, Berendse HW, Scheltens P (2006) Magne-</text:p><text:p text:style-name="P56">toencephalographic evaluation of resting-state functional</text:p><text:p text:style-name="P57">connectivity in Alzheimer’s disease. Neuroimage 32,</text:p><text:p text:style-name="P58">1335-1344</text:p></office:annotation>40, 41</text:span><text:span text:style-name="CommentReference"><office:annotation-end office:name="7"/></text:span><text:span text:style-name="T59">] (Lejko et al., 2020).</text:span></text:p>
      <text:p text:style-name="P60"><text:span text:style-name="T61">When compared to the resting state EEG rhythms of healthy normal elderly (Nold) subjects, AD patients showed an amplitude decrease of posterior<text:s/></text:span><text:span text:style-name="T62">alpha</text:span><text:span text:style-name="T63"><text:s/>(8–13 Hz) source [</text:span><text:span text:style-name="T64"><office:annotation office:name="8" xml:id="904204260"><dc:creator>Janka Hauffe</dc:creator><dc:date>2025-01-30T13:48:00</dc:date><meta:creator-initials>JH</meta:creator-initials><text:p text:style-name="P65">[45] Dierks T, Jelic V, Pascual-Marqui RD, Wahlund L, Julin</text:p><text:p text:style-name="P66">P, Linden DE, Maurer K, Winblad B, Nordberg A (2000)</text:p><text:p text:style-name="P67">Spatial pattern of cerebral glucose metabolism (PET) cor-</text:p><text:p text:style-name="P68">relates with localization of intracerebral EEG-generators in</text:p><text:p text:style-name="P69">Alzheimer’s disease. Clin Neurophysiol 111, 1817-1824.<text:line-break/>[55] Mientus S, Gallinat J, Wuebben Y, Pascual-Marqui RD,</text:p><text:p text:style-name="P70">Mulert C, Frick K, Dorn H, HerrmannWM, Winterer</text:p><text:p text:style-name="P71">G (2002) Cortical hypoactivation during resting EEG in</text:p><text:p text:style-name="P72">schizophrenics but not in depressives and schizotypal</text:p><text:p text:style-name="P73">subjects as revealed by low resolution electromagnetic</text:p><text:p text:style-name="P74">tomography (LORETA). Psychiatry Res 116, 95-111.</text:p><text:p text:style-name="P75">[56] Babiloni C, Binetti G, Cassetta E, Cerboneschi D, Dal Forno</text:p><text:p text:style-name="P76">G, Del Percio C, Ferreri F, Ferri R, Lanuzza B, Miniussi C,</text:p><text:p text:style-name="P77">Moretti DV, Nobili F, Pascual-Marqui RD, Rodriguez G, Romani GL, Salinari S, Tecchio F, Vitali P, Zanetti O, Zap-</text:p><text:p text:style-name="P78">pasodi F, Rossini PM (2004) Mapping distributed sources of</text:p><text:p text:style-name="P79">cortical rhythms in mild Alzheimer’s disease. A multicentric</text:p><text:p text:style-name="P80">EEG study. Neuroimage 22, 57-67.</text:p><text:p text:style-name="P81">[76] Ponomareva NV, Selesneva ND, Jarikov GA (2003) EEG</text:p><text:p text:style-name="P82">alterations in subjects at high familial risk for Alzheimer’s</text:p><text:p text:style-name="P83">disease. Neuropsychobiology 48, 152-159.</text:p><text:p text:style-name="P84">[77] Jeong J (2004) EEG dynamics in patients with Alzheimer’s</text:p><text:p text:style-name="P85">disease. Clin Neurophysiol 115, 1490-1505.</text:p><text:p text:style-name="P86">[78] Prichep LS (2005) Use of normative databases and statis-</text:p><text:p text:style-name="P87">tical methods in demonstrating clinical utility of QEEG:</text:p><text:p text:style-name="P88">importance and cautions. Clin EEG Neurosci 36, 82-87.</text:p></office:annotation>45, 55, 56, 76–78</text:span><text:span text:style-name="CommentReference"><office:annotation-end office:name="8"/></text:span><text:span text:style-name="T89">] (</text:span><text:span text:style-name="T90"><office:annotation office:name="9" xml:id="1354380015"><dc:creator>Janka Hauffe</dc:creator><dc:date>2025-02-13T11:52:00</dc:date><meta:creator-initials>JH</meta:creator-initials><text:p text:style-name="P91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10" xml:id="498803808"><dc:creator>Janka Hauffe</dc:creator><dc:date>2025-02-13T11:52:00</dc:date><meta:creator-initials>JH</meta:creator-initials><text:p text:style-name="P92"><text:a xlink:href="https://doi.org/10.3233/JAD-2011-0051" office:target-frame-name="_top" xlink:show="replace"><text:span text:style-name="T93">https://doi.org/10.3233/JAD-2011-0051</text:span></text:a></text:p></office:annotation>Babiloni et al.,<text:s/></text:span><text:span text:style-name="CommentReference"><office:annotation-end office:name="9"/></text:span><text:span text:style-name="CommentReference"><office:annotation-end office:name="10"/></text:span><text:span text:style-name="T94">2011).</text:span></text:p>
      <text:p text:style-name="P95"><text:span text:style-name="T96">Among the most<text:s/></text:span><text:span text:style-name="T97"><office:annotation office:name="11" xml:id="619711903"><dc:creator>Janka Hauffe</dc:creator><dc:date>2025-02-13T11:58:00</dc:date><meta:creator-initials>JH</meta:creator-initials><text:p text:style-name="P98">For what?</text:p></office:annotation>promising EEG markers<text:s/></text:span><text:span text:style-name="CommentReference"><office:annotation-end office:name="11"/></text:span><text:span text:style-name="T99">are reduced<text:s/></text:span><text:span text:style-name="T100">alpha</text:span><text:span text:style-name="T101"><text:s/>power Cassani et al., 2017; Hatz et al., 2015; Musaeus et al., 2018) (Farina et al., 2020).<text:s/></text:span></text:p>
      <text:p text:style-name="P102"><text:span text:style-name="T103">As expected, healthy ageing was associated with higher<text:s/></text:span><text:span text:style-name="T104">alpha</text:span><text:span text:style-name="T105"><text:s/>power, both in amplitude (temporo-parietal areas) and connectivity (with frontal electrodes), which was increased in controls relative to patients, and in aMCI relative to AD (Farina et al., 2020).</text:span></text:p>
      <text:p text:style-name="P106"><text:span text:style-name="T107">Compared with healthy older adults, patients with Alzheimer’s disease (also early-onset Alzheimer’s disease; Özbek, Fide &amp; Yener, 2021) show decreased<text:s/></text:span><text:span text:style-name="T108">alpha</text:span><text:span text:style-name="T109"><text:s/>power during resting state electroencephalography (rsEEG) (Fröhlich, Kutz, Müller &amp; Claudia Voelcker-Rehagen, 2021).<text:s/></text:span></text:p>
      <text:p text:style-name="P110">This study is the first to report that resting-state EEG power can be a promising marker for diagnostic accuracy between EOAD and healthy controls (Özbek, Fide &amp; Yener, 2021).<text:s/></text:p>
      <text:p text:style-name="P111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p>
      <text:p text:style-name="P112"><text:span text:style-name="T113">A significant difference between the AD group and groups with objective and subjective memory disturbances was found for<text:s/></text:span><text:span text:style-name="T114">delta</text:span><text:span text:style-name="T115">,<text:s/></text:span><text:span text:style-name="T116">theta</text:span><text:span text:style-name="T117">, and<text:s/></text:span><text:span text:style-name="T118">alpha</text:span><text:span text:style-name="T119"><text:s/>relative power (Jelic, Shigeta, Julin, Almkvist, Winblad &amp; Wahlund, 1996). AD group significantly lower<text:s/></text:span><text:span text:style-name="T120">alpha</text:span><text:span text:style-name="T121"><text:s/>relative power in all investigated regions, in relation to the rest of the study population (Jelic, Shigeta, Julin, Almkvist, Winblad &amp; Wahlund, 1996). left frontal regions (Jelic, Shigeta, Julin, Almkvist, Winblad &amp; Wahlund, 1996). No significant differences between the groups with<text:s/></text:span><text:soft-page-break/><text:span text:style-name="T122">subjective or objective memory impairment (MCI) when compared to the controls (Jelic, Shigeta, Julin, Almkvist, Winblad &amp; Wahlund, 1996).<text:s/></text:span></text:p>
      <text:p text:style-name="P123"><text:span text:style-name="T124"><text:tab/></text:span><text:span text:style-name="T125">Slowing on the electroencephalogram (EEG) in patients with Alzheimer’s disease (AD), compared to normal control subjects, evidenced by increase of<text:s/></text:span><text:span text:style-name="T126">theta</text:span><text:span text:style-name="T127"><text:s/>activity and decrease of<text:s/></text:span><text:span text:style-name="T128">beta</text:span><text:span text:style-name="T129"><text:s/>or<text:s/></text:span><text:span text:style-name="T130">alpha</text:span><text:span text:style-name="T131"><text:s/>power, is a uniform finding in previous studies (Claus et al., 2000).</text:span></text:p>
      <text:p text:style-name="P132"><text:span text:style-name="T133">Our study therefore suggests that the EEG bands reflect differential pathophysiologic changes in AD (Claus et al., 2000).</text:span></text:p>
      <text:p text:style-name="P134"><text:span text:style-name="T135"><text:tab/></text:span><text:bookmark-start text:name="_Hlk191195289"/><text:span text:style-name="T136">Compared with the normal controls, the AD patients had a significantly lower<text:s/></text:span><text:span text:style-name="T137">alpha</text:span><text:span text:style-name="T138">-2 band power in the resting EEG (</text:span><text:span text:style-name="T139">Wada, Nanbu, Jiang, Koshino, Yamaguchi &amp; Hashimoto, 1997).</text:span><text:bookmark-end text:name="_Hlk191195289"/></text:p>
      <text:p text:style-name="P140"><text:span text:style-name="T141"><text:tab/></text:span><text:span text:style-name="T142">Typical EEG changes in AD include a decrease in power and mean frequency of<text:s/></text:span><text:span text:style-name="T143">alpha</text:span><text:span text:style-name="T144"><text:s/>activity (8–12 Hz) [</text:span><text:span text:style-name="T145"><office:annotation office:name="12" xml:id="1035416687"><dc:creator>Janka Hauffe</dc:creator><dc:date>2025-01-29T14:16:00</dc:date><meta:creator-initials>JH</meta:creator-initials><text:p text:style-name="P146">[21] Coben LA, Danziger W, Storandt M. A longitudinal EEG</text:p><text:p text:style-name="P147">study of mild senile dementia of Alzheimer’s type: Changes at 1</text:p><text:p text:style-name="P148">year and at 2.5 years. Electroencephalogr Clin Neurophysiol</text:p><text:p text:style-name="P149">1985;61:101–12.<text:line-break/>[39] Fenton GW. Electrophysiology of Alzheimer’s disease. Br Med</text:p><text:p text:style-name="P150">Bull 1986;42:29–33.<text:line-break/>[71] Penttila¨ M, Partanen JV, Soininen H, Riekkinen PJ. Quantita-</text:p><text:p text:style-name="P151">tive analysis of occipital EEG in different stages of Alzheimer’s</text:p><text:p text:style-name="P152">disease. Electroencephalogr Clin Neurophysiol 1985;60:1–6.</text:p><text:p text:style-name="P153">[74] Prichep LS, John ER, Ferds SH, Reisberg B, Almas M, Alper</text:p><text:p text:style-name="P154">K, Cancro R. Quantitative EEG correlates of cognitive deterio-</text:p><text:p text:style-name="P155">ration in the elderly. Neurobiol Aging 1994;15:85–90.</text:p></office:annotation>21,39,71,74</text:span><text:span text:style-name="CommentReference"><office:annotation-end office:name="12"/></text:span><text:span text:style-name="T156">] (Dringenberg, 2000).</text:span>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3:00Z</meta:creation-date>
    <dc:date>2025-02-23T08:45:00Z</dc:date>
    <meta:template xlink:href="Normal.dotm" xlink:type="simple"/>
    <meta:editing-cycles>8</meta:editing-cycles>
    <meta:editing-duration>PT0S</meta:editing-duration>
    <meta:document-statistic meta:page-count="2" meta:paragraph-count="6" meta:word-count="466" meta:character-count="3398" meta:row-count="24" meta:non-whitespace-character-count="2938"/>
  </office:meta>
</office:document-meta>
</file>